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148cm"/>
    </style:style>
    <style:style style:name="gr4" style:family="graphic" style:parent-style-name="objectwithoutfill">
      <style:graphic-properties draw:marker-end="Small_20_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51cm"/>
    </style:style>
    <style:style style:name="gr6" style:family="graphic" style:parent-style-name="standard">
      <style:graphic-properties draw:stroke="none" svg:stroke-color="#000000" draw:fill="none" draw:fill-color="#ffffff" fo:min-height="1.289cm"/>
    </style:style>
    <style:style style:name="gr7" style:family="graphic" style:parent-style-name="standard">
      <style:graphic-properties draw:stroke="none" svg:stroke-color="#000000" draw:fill="none" draw:fill-color="#ffffff" fo:min-height="1.246cm"/>
    </style:style>
    <style:style style:name="gr8" style:family="graphic" style:parent-style-name="standard">
      <style:graphic-properties draw:stroke="none" svg:stroke-color="#000000" draw:fill="none" draw:fill-color="#ffffff" fo:min-height="0.998cm"/>
    </style:style>
    <style:style style:name="gr9" style:family="graphic" style:parent-style-name="standard">
      <style:graphic-properties draw:stroke="none" svg:stroke-color="#000000" draw:fill="none" draw:fill-color="#ffffff" fo:min-height="0.89cm"/>
    </style:style>
    <style:style style:name="gr10" style:family="graphic" style:parent-style-name="standard">
      <style:graphic-properties draw:stroke="none" draw:fill="none" fo:min-height="0.275cm"/>
    </style:style>
    <style:style style:name="gr11" style:family="graphic" style:parent-style-name="standard">
      <style:graphic-properties draw:stroke="none" draw:fill="none" fo:min-height="0.351cm"/>
    </style:style>
    <style:style style:name="gr12" style:family="graphic" style:parent-style-name="objectwithoutfill">
      <style:graphic-properties draw:marker-start="Rounded_20_large_20_Arrow" draw:marker-end="" draw:fill="none" draw:textarea-vertical-align="middle"/>
    </style:style>
    <style:style style:name="gr13" style:family="graphic" style:parent-style-name="objectwithoutfill">
      <style:graphic-properties draw:stroke="dash" draw:stroke-dash="_32__20_Dots_20_1_20_Dash" svg:stroke-color="#ed1c24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94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eX Gyre Termes Math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4pt" fo:font-style="normal" fo:text-shadow="none" style:text-underline-style="none" fo:font-weight="normal" style:letter-kerning="true" style:font-name-asian="FreeSerif" style:font-size-asian="24pt" style:font-style-asian="normal" style:font-weight-asian="normal" style:font-name-complex="FreeSerif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FreeSerif" fo:font-size="14pt" style:font-name-asian="FreeSerif" style:font-size-asian="14pt" style:font-name-complex="FreeSerif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cm" svg:height="0.3cm" svg:x="1.043cm" svg:y="5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826cm" svg:y1="6.077cm" svg:x2="8.996cm" svg:y2="3.069cm">
          <text:p/>
        </draw:line>
        <draw:custom-shape draw:style-name="gr1" draw:text-style-name="P1" draw:layer="layout" svg:width="0.3cm" svg:height="0.3cm" svg:x="4.644cm" svg:y="5.9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4.802cm" svg:y1="6.123cm" svg:x2="1.166cm" svg:y2="6.118cm">
          <text:p/>
        </draw:line>
        <draw:frame draw:style-name="gr3" draw:text-style-name="P4" draw:layer="layout" svg:width="3.094cm" svg:height="1.195cm" svg:x="18.833cm" svg:y="13cm">
          <draw:text-box>
            <text:p text:style-name="P3"><text:span text:style-name="T1">Time</text:span></text:p>
          </draw:text-box>
        </draw:frame>
        <draw:custom-shape draw:style-name="gr1" draw:text-style-name="P1" draw:layer="layout" svg:width="0.288cm" svg:height="0.3cm" svg:x="8.862cm" svg:y="2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3cm" svg:height="0.3cm" svg:x="12.843cm" svg:y="1.3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3cm" svg:height="0.3cm" svg:x="16.839cm" svg:y="0.6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16.973cm" svg:y1="0.703cm" svg:x2="20.862cm" svg:y2="0.481cm">
          <text:p/>
        </draw:line>
        <draw:line draw:style-name="gr4" draw:text-style-name="P2" draw:layer="layout" svg:x1="16.908cm" svg:y1="0.788cm" svg:x2="20.876cm" svg:y2="1.127cm">
          <text:p/>
        </draw:line>
        <draw:line draw:style-name="gr2" draw:text-style-name="P2" draw:layer="layout" svg:x1="12.972cm" svg:y1="1.519cm" svg:x2="16.989cm" svg:y2="0.703cm">
          <text:p/>
        </draw:line>
        <draw:line draw:style-name="gr2" draw:text-style-name="P2" draw:layer="layout" svg:x1="8.97cm" svg:y1="3.054cm" svg:x2="12.907cm" svg:y2="1.552cm">
          <text:p/>
        </draw:line>
        <draw:line draw:style-name="gr2" draw:text-style-name="P2" draw:layer="layout" svg:x1="12.988cm" svg:y1="1.552cm" svg:x2="17.006cm" svg:y2="2.254cm">
          <text:p/>
        </draw:line>
        <draw:line draw:style-name="gr2" draw:text-style-name="P2" draw:layer="layout" svg:x1="8.955cm" svg:y1="3.022cm" svg:x2="13.005cm" svg:y2="4.524cm">
          <text:p/>
        </draw:line>
        <draw:custom-shape draw:style-name="gr1" draw:text-style-name="P1" draw:layer="layout" svg:width="0.3cm" svg:height="0.3cm" svg:x="16.84cm" svg:y="2.1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16.974cm" svg:y1="2.204cm" svg:x2="20.91cm" svg:y2="1.9cm">
          <text:p/>
        </draw:line>
        <draw:line draw:style-name="gr4" draw:text-style-name="P2" draw:layer="layout" svg:x1="16.909cm" svg:y1="2.289cm" svg:x2="20.877cm" svg:y2="2.628cm">
          <text:p/>
        </draw:line>
        <draw:custom-shape draw:style-name="gr1" draw:text-style-name="P1" draw:layer="layout" svg:width="0.3cm" svg:height="0.3cm" svg:x="12.844cm" svg:y="4.3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3cm" svg:height="0.3cm" svg:x="16.84cm" svg:y="3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16.974cm" svg:y1="3.704cm" svg:x2="20.838cm" svg:y2="3.488cm">
          <text:p/>
        </draw:line>
        <draw:line draw:style-name="gr4" draw:text-style-name="P2" draw:layer="layout" svg:x1="16.909cm" svg:y1="3.789cm" svg:x2="20.877cm" svg:y2="4.128cm">
          <text:p/>
        </draw:line>
        <draw:line draw:style-name="gr2" draw:text-style-name="P2" draw:layer="layout" svg:x1="12.973cm" svg:y1="4.52cm" svg:x2="16.99cm" svg:y2="3.704cm">
          <text:p/>
        </draw:line>
        <draw:line draw:style-name="gr2" draw:text-style-name="P2" draw:layer="layout" svg:x1="12.989cm" svg:y1="4.553cm" svg:x2="17.007cm" svg:y2="5.255cm">
          <text:p/>
        </draw:line>
        <draw:custom-shape draw:style-name="gr1" draw:text-style-name="P1" draw:layer="layout" svg:width="0.3cm" svg:height="0.3cm" svg:x="16.841cm" svg:y="5.1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16.975cm" svg:y1="5.205cm" svg:x2="20.886cm" svg:y2="5.003cm">
          <text:p/>
        </draw:line>
        <draw:line draw:style-name="gr4" draw:text-style-name="P2" draw:layer="layout" svg:x1="16.91cm" svg:y1="5.29cm" svg:x2="20.878cm" svg:y2="5.629cm">
          <text:p/>
        </draw:line>
        <draw:frame draw:style-name="gr5" draw:text-style-name="P5" draw:layer="layout" svg:width="1.437cm" svg:height="1.701cm" svg:x="5.779cm" svg:y="2.935cm">
          <draw:text-box>
            <text:p><text:span text:style-name="T2">P</text:span><text:span text:style-name="T3">1</text:span></text:p>
          </draw:text-box>
        </draw:frame>
        <draw:frame draw:style-name="gr5" draw:text-style-name="P5" draw:layer="layout" svg:width="1.437cm" svg:height="1.701cm" svg:x="9.958cm" svg:y="1cm">
          <draw:text-box>
            <text:p><text:span text:style-name="T2">P</text:span><text:span text:style-name="T3">1</text:span></text:p>
          </draw:text-box>
        </draw:frame>
        <draw:frame draw:style-name="gr6" draw:text-style-name="P5" draw:layer="layout" svg:width="1.645cm" svg:height="1.539cm" svg:x="10.044cm" svg:y="3.689cm">
          <draw:text-box>
            <text:p><text:span text:style-name="T2">P</text:span><text:span text:style-name="T3">0</text:span></text:p>
          </draw:text-box>
        </draw:frame>
        <draw:frame draw:style-name="gr7" draw:text-style-name="P5" draw:layer="layout" svg:width="1.437cm" svg:height="1.496cm" svg:x="14.416cm" svg:y="-0.231cm">
          <draw:text-box>
            <text:p><text:span text:style-name="T2">P</text:span><text:span text:style-name="T3">1</text:span></text:p>
          </draw:text-box>
        </draw:frame>
        <draw:frame draw:style-name="gr5" draw:text-style-name="P5" draw:layer="layout" svg:width="1.437cm" svg:height="1.701cm" svg:x="14.402cm" svg:y="1.736cm">
          <draw:text-box>
            <text:p><text:span text:style-name="T2">P</text:span><text:span text:style-name="T3">0</text:span></text:p>
          </draw:text-box>
        </draw:frame>
        <draw:frame draw:style-name="gr7" draw:text-style-name="P5" draw:layer="layout" svg:width="1.437cm" svg:height="1.496cm" svg:x="14.382cm" svg:y="2.806cm">
          <draw:text-box>
            <text:p><text:span text:style-name="T2">P</text:span><text:span text:style-name="T3">1</text:span></text:p>
          </draw:text-box>
        </draw:frame>
        <draw:frame draw:style-name="gr5" draw:text-style-name="P5" draw:layer="layout" svg:width="1.437cm" svg:height="1.701cm" svg:x="14.024cm" svg:y="4.627cm">
          <draw:text-box>
            <text:p><text:span text:style-name="T2">P</text:span><text:span text:style-name="T3">0</text:span></text:p>
          </draw:text-box>
        </draw:frame>
        <draw:frame draw:style-name="gr8" draw:text-style-name="P5" draw:layer="layout" svg:width="3.115cm" svg:height="1.399cm" svg:x="-0.207cm" svg:y="4.985cm">
          <draw:text-box>
            <text:p><text:span text:style-name="T2">X,U,</text:span><text:span text:style-name="T2">P</text:span><text:span text:style-name="T3">*</text:span></text:p>
          </draw:text-box>
        </draw:frame>
        <draw:g>
          <draw:frame draw:style-name="gr9" draw:text-style-name="P4" draw:layer="layout" svg:width="2.445cm" svg:height="1.14cm" draw:transform="rotate (0.000698131700797732) translate (3.091cm 4.831cm)">
            <draw:text-box>
              <text:p><text:span text:style-name="T4">X,U</text:span></text:p>
            </draw:text-box>
          </draw:frame>
          <draw:frame draw:style-name="gr10" draw:text-style-name="P7" draw:layer="layout" svg:width="0.709cm" svg:height="0.746cm" draw:transform="rotate (-0.0364773813666812) translate (4.593cm 4.446cm)">
            <draw:text-box>
              <text:p text:style-name="P6"><text:span text:style-name="T5">1</text:span></text:p>
            </draw:text-box>
          </draw:frame>
          <draw:frame draw:style-name="gr11" draw:text-style-name="P7" draw:layer="layout" svg:width="0.711cm" svg:height="0.746cm" draw:transform="rotate (-0.0364773813666812) translate (4.571cm 5.303cm)">
            <draw:text-box>
              <text:p text:style-name="P6"><text:span text:style-name="T5">1</text:span></text:p>
            </draw:text-box>
          </draw:frame>
        </draw:g>
        <draw:g>
          <draw:frame draw:style-name="gr9" draw:text-style-name="P4" draw:layer="layout" svg:width="2.445cm" svg:height="1.14cm" draw:transform="rotate (0.000698131700797732) translate (7.566cm 1.738cm)">
            <draw:text-box>
              <text:p><text:span text:style-name="T4">X,</text:span><text:span text:style-name="T4">U</text:span></text:p>
            </draw:text-box>
          </draw:frame>
          <draw:frame draw:style-name="gr10" draw:text-style-name="P7" draw:layer="layout" svg:width="0.709cm" svg:height="0.746cm" draw:transform="rotate (-0.0364773813666812) translate (9.068cm 1.353cm)">
            <draw:text-box>
              <text:p text:style-name="P6"><text:span text:style-name="T5">1</text:span></text:p>
            </draw:text-box>
          </draw:frame>
          <draw:frame draw:style-name="gr11" draw:text-style-name="P7" draw:layer="layout" svg:width="0.711cm" svg:height="0.746cm" draw:transform="rotate (-0.0364773813666812) translate (9.046cm 2.21cm)">
            <draw:text-box>
              <text:p text:style-name="P6"><text:span text:style-name="T5">2</text:span></text:p>
            </draw:text-box>
          </draw:frame>
        </draw:g>
        <draw:g>
          <draw:frame draw:style-name="gr9" draw:text-style-name="P4" draw:layer="layout" svg:width="2.445cm" svg:height="1.14cm" draw:transform="rotate (0.000698131700797732) translate (11.611cm 0.385cm)">
            <draw:text-box>
              <text:p><text:span text:style-name="T4">X,U</text:span></text:p>
            </draw:text-box>
          </draw:frame>
          <draw:frame draw:style-name="gr10" draw:text-style-name="P7" draw:layer="layout" svg:width="0.709cm" svg:height="0.746cm" draw:transform="rotate (-0.0364773813666812) translate (13.113cm 0cm)">
            <draw:text-box>
              <text:p text:style-name="P6"><text:span text:style-name="T5">1</text:span></text:p>
            </draw:text-box>
          </draw:frame>
          <draw:frame draw:style-name="gr11" draw:text-style-name="P7" draw:layer="layout" svg:width="0.711cm" svg:height="0.746cm" draw:transform="rotate (-0.0364773813666812) translate (13.091cm 0.857cm)">
            <draw:text-box>
              <text:p text:style-name="P6"><text:span text:style-name="T5">3</text:span></text:p>
            </draw:text-box>
          </draw:frame>
        </draw:g>
        <draw:g>
          <draw:frame draw:style-name="gr9" draw:text-style-name="P4" draw:layer="layout" svg:width="2.445cm" svg:height="1.14cm" draw:transform="rotate (0.000698131700797732) translate (11.711cm 3.286cm)">
            <draw:text-box>
              <text:p><text:span text:style-name="T4">X,U</text:span></text:p>
            </draw:text-box>
          </draw:frame>
          <draw:frame draw:style-name="gr10" draw:text-style-name="P7" draw:layer="layout" svg:width="0.709cm" svg:height="0.746cm" draw:transform="rotate (-0.0364773813666812) translate (13.213cm 2.901cm)">
            <draw:text-box>
              <text:p text:style-name="P6"><text:span text:style-name="T5">2</text:span></text:p>
            </draw:text-box>
          </draw:frame>
          <draw:frame draw:style-name="gr11" draw:text-style-name="P7" draw:layer="layout" svg:width="0.711cm" svg:height="0.746cm" draw:transform="rotate (-0.0364773813666812) translate (13.191cm 3.758cm)">
            <draw:text-box>
              <text:p text:style-name="P6"><text:span text:style-name="T5">3</text:span></text:p>
            </draw:text-box>
          </draw:frame>
        </draw:g>
        <draw:line draw:style-name="gr2" draw:text-style-name="P2" draw:layer="layout" svg:x1="4.763cm" svg:y1="6.099cm" svg:x2="9.003cm" svg:y2="9.21cm">
          <text:p/>
        </draw:line>
        <draw:custom-shape draw:style-name="gr1" draw:text-style-name="P1" draw:layer="layout" svg:width="0.288cm" svg:height="0.3cm" svg:x="8.862cm" svg:y="9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3cm" svg:height="0.3cm" svg:x="12.843cm" svg:y="7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3cm" svg:height="0.3cm" svg:x="16.839cm" svg:y="6.7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16.973cm" svg:y1="6.804cm" svg:x2="20.862cm" svg:y2="6.582cm">
          <text:p/>
        </draw:line>
        <draw:line draw:style-name="gr4" draw:text-style-name="P2" draw:layer="layout" svg:x1="16.908cm" svg:y1="6.889cm" svg:x2="20.876cm" svg:y2="7.228cm">
          <text:p/>
        </draw:line>
        <draw:line draw:style-name="gr2" draw:text-style-name="P2" draw:layer="layout" svg:x1="12.972cm" svg:y1="7.62cm" svg:x2="16.989cm" svg:y2="6.804cm">
          <text:p/>
        </draw:line>
        <draw:line draw:style-name="gr2" draw:text-style-name="P2" draw:layer="layout" svg:x1="8.97cm" svg:y1="9.155cm" svg:x2="12.907cm" svg:y2="7.653cm">
          <text:p/>
        </draw:line>
        <draw:line draw:style-name="gr2" draw:text-style-name="P2" draw:layer="layout" svg:x1="12.988cm" svg:y1="7.653cm" svg:x2="17.006cm" svg:y2="8.355cm">
          <text:p/>
        </draw:line>
        <draw:line draw:style-name="gr2" draw:text-style-name="P2" draw:layer="layout" svg:x1="8.955cm" svg:y1="9.123cm" svg:x2="13.005cm" svg:y2="10.625cm">
          <text:p/>
        </draw:line>
        <draw:custom-shape draw:style-name="gr1" draw:text-style-name="P1" draw:layer="layout" svg:width="0.3cm" svg:height="0.3cm" svg:x="16.84cm" svg:y="8.2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16.974cm" svg:y1="8.305cm" svg:x2="20.91cm" svg:y2="8.001cm">
          <text:p/>
        </draw:line>
        <draw:line draw:style-name="gr4" draw:text-style-name="P2" draw:layer="layout" svg:x1="16.909cm" svg:y1="8.39cm" svg:x2="20.877cm" svg:y2="8.729cm">
          <text:p/>
        </draw:line>
        <draw:custom-shape draw:style-name="gr1" draw:text-style-name="P1" draw:layer="layout" svg:width="0.3cm" svg:height="0.3cm" svg:x="12.844cm" svg:y="10.4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3cm" svg:height="0.3cm" svg:x="16.84cm" svg:y="9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16.974cm" svg:y1="9.805cm" svg:x2="20.838cm" svg:y2="9.589cm">
          <text:p/>
        </draw:line>
        <draw:line draw:style-name="gr4" draw:text-style-name="P2" draw:layer="layout" svg:x1="16.909cm" svg:y1="9.89cm" svg:x2="20.877cm" svg:y2="10.229cm">
          <text:p/>
        </draw:line>
        <draw:line draw:style-name="gr2" draw:text-style-name="P2" draw:layer="layout" svg:x1="12.973cm" svg:y1="10.621cm" svg:x2="16.99cm" svg:y2="9.805cm">
          <text:p/>
        </draw:line>
        <draw:line draw:style-name="gr2" draw:text-style-name="P2" draw:layer="layout" svg:x1="12.989cm" svg:y1="10.654cm" svg:x2="17.007cm" svg:y2="11.356cm">
          <text:p/>
        </draw:line>
        <draw:custom-shape draw:style-name="gr1" draw:text-style-name="P1" draw:layer="layout" svg:width="0.3cm" svg:height="0.3cm" svg:x="16.841cm" svg:y="11.2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16.975cm" svg:y1="11.306cm" svg:x2="20.886cm" svg:y2="11.104cm">
          <text:p/>
        </draw:line>
        <draw:line draw:style-name="gr4" draw:text-style-name="P2" draw:layer="layout" svg:x1="16.91cm" svg:y1="11.391cm" svg:x2="20.878cm" svg:y2="11.73cm">
          <text:p/>
        </draw:line>
        <draw:frame draw:style-name="gr5" draw:text-style-name="P5" draw:layer="layout" svg:width="1.437cm" svg:height="1.701cm" svg:x="5.931cm" svg:y="7.699cm">
          <draw:text-box>
            <text:p><text:span text:style-name="T2">P</text:span><text:span text:style-name="T3">0</text:span></text:p>
          </draw:text-box>
        </draw:frame>
        <draw:frame draw:style-name="gr5" draw:text-style-name="P5" draw:layer="layout" svg:width="1.437cm" svg:height="1.701cm" svg:x="9.958cm" svg:y="7.101cm">
          <draw:text-box>
            <text:p><text:span text:style-name="T2">P</text:span><text:span text:style-name="T3">1</text:span></text:p>
          </draw:text-box>
        </draw:frame>
        <draw:frame draw:style-name="gr6" draw:text-style-name="P5" draw:layer="layout" svg:width="1.645cm" svg:height="1.539cm" svg:x="10.044cm" svg:y="9.79cm">
          <draw:text-box>
            <text:p><text:span text:style-name="T2">P</text:span><text:span text:style-name="T3">0</text:span></text:p>
          </draw:text-box>
        </draw:frame>
        <draw:frame draw:style-name="gr5" draw:text-style-name="P5" draw:layer="layout" svg:width="1.437cm" svg:height="1.701cm" svg:x="14.402cm" svg:y="7.837cm">
          <draw:text-box>
            <text:p><text:span text:style-name="T2">P</text:span><text:span text:style-name="T3">0</text:span></text:p>
          </draw:text-box>
        </draw:frame>
        <draw:frame draw:style-name="gr7" draw:text-style-name="P5" draw:layer="layout" svg:width="1.437cm" svg:height="1.496cm" svg:x="14.382cm" svg:y="8.907cm">
          <draw:text-box>
            <text:p><text:span text:style-name="T2">P</text:span><text:span text:style-name="T3">1</text:span></text:p>
          </draw:text-box>
        </draw:frame>
        <draw:frame draw:style-name="gr5" draw:text-style-name="P5" draw:layer="layout" svg:width="1.437cm" svg:height="1.701cm" svg:x="14.024cm" svg:y="10.728cm">
          <draw:text-box>
            <text:p><text:span text:style-name="T2">P</text:span><text:span text:style-name="T3">0</text:span></text:p>
          </draw:text-box>
        </draw:frame>
        <draw:g>
          <draw:frame draw:style-name="gr9" draw:text-style-name="P4" draw:layer="layout" svg:width="2.445cm" svg:height="1.14cm" draw:transform="rotate (0.000698131700797732) translate (7.494cm 9.643cm)">
            <draw:text-box>
              <text:p><text:span text:style-name="T4">X,U</text:span></text:p>
            </draw:text-box>
          </draw:frame>
          <draw:frame draw:style-name="gr10" draw:text-style-name="P7" draw:layer="layout" svg:width="0.709cm" svg:height="0.746cm" draw:transform="rotate (-0.0364773813666812) translate (8.996cm 9.258cm)">
            <draw:text-box>
              <text:p text:style-name="P6"><text:span text:style-name="T5">1</text:span></text:p>
            </draw:text-box>
          </draw:frame>
          <draw:frame draw:style-name="gr11" draw:text-style-name="P7" draw:layer="layout" svg:width="0.711cm" svg:height="0.746cm" draw:transform="rotate (-0.0364773813666812) translate (8.974cm 10.115cm)">
            <draw:text-box>
              <text:p text:style-name="P6"><text:span text:style-name="T5">2</text:span></text:p>
            </draw:text-box>
          </draw:frame>
        </draw:g>
        <draw:g>
          <draw:frame draw:style-name="gr9" draw:text-style-name="P4" draw:layer="layout" svg:width="2.445cm" svg:height="1.14cm" draw:transform="rotate (0.000698131700797732) translate (11.611cm 6.486cm)">
            <draw:text-box>
              <text:p><text:span text:style-name="T4">X</text:span><text:span text:style-name="T4">,</text:span><text:span text:style-name="T4">U</text:span></text:p>
            </draw:text-box>
          </draw:frame>
          <draw:frame draw:style-name="gr10" draw:text-style-name="P7" draw:layer="layout" svg:width="0.709cm" svg:height="0.746cm" draw:transform="rotate (-0.0364773813666812) translate (13.113cm 6.101cm)">
            <draw:text-box>
              <text:p text:style-name="P6"><text:span text:style-name="T5">3</text:span></text:p>
            </draw:text-box>
          </draw:frame>
          <draw:frame draw:style-name="gr11" draw:text-style-name="P7" draw:layer="layout" svg:width="0.711cm" svg:height="0.746cm" draw:transform="rotate (-0.0364773813666812) translate (13.091cm 6.958cm)">
            <draw:text-box>
              <text:p text:style-name="P6"><text:span text:style-name="T5">3</text:span></text:p>
            </draw:text-box>
          </draw:frame>
        </draw:g>
        <draw:g>
          <draw:frame draw:style-name="gr9" draw:text-style-name="P4" draw:layer="layout" svg:width="2.445cm" svg:height="1.14cm" draw:transform="rotate (0.000698131700797732) translate (11.711cm 9.387cm)">
            <draw:text-box>
              <text:p><text:span text:style-name="T4">X,</text:span><text:span text:style-name="T4">U</text:span></text:p>
            </draw:text-box>
          </draw:frame>
          <draw:frame draw:style-name="gr10" draw:text-style-name="P7" draw:layer="layout" svg:width="0.709cm" svg:height="0.746cm" draw:transform="rotate (-0.0364773813666812) translate (13.213cm 9.002cm)">
            <draw:text-box>
              <text:p text:style-name="P6"><text:span text:style-name="T5">4</text:span></text:p>
            </draw:text-box>
          </draw:frame>
          <draw:frame draw:style-name="gr11" draw:text-style-name="P7" draw:layer="layout" svg:width="0.711cm" svg:height="0.746cm" draw:transform="rotate (-0.0364773813666812) translate (13.191cm 9.859cm)">
            <draw:text-box>
              <text:p text:style-name="P6"><text:span text:style-name="T5">3</text:span></text:p>
            </draw:text-box>
          </draw:frame>
        </draw:g>
        <draw:frame draw:style-name="gr7" draw:text-style-name="P5" draw:layer="layout" svg:width="1.437cm" svg:height="1.496cm" svg:x="14.417cm" svg:y="5.869cm">
          <draw:text-box>
            <text:p><text:span text:style-name="T2">P</text:span><text:span text:style-name="T3">1</text:span></text:p>
          </draw:text-box>
        </draw:frame>
        <draw:line draw:style-name="gr12" draw:text-style-name="P2" draw:layer="layout" svg:x1="21cm" svg:y1="13cm" svg:x2="0.315cm" svg:y2="13cm">
          <text:p/>
        </draw:line>
        <draw:line draw:style-name="gr13" draw:text-style-name="P2" draw:layer="layout" svg:x1="1.179cm" svg:y1="13.133cm" svg:x2="1.2cm" svg:y2="6.187cm">
          <text:p/>
        </draw:line>
        <draw:frame draw:style-name="gr14" draw:text-style-name="P4" draw:layer="layout" svg:width="1.155cm" svg:height="1.195cm" svg:x="0.705cm" svg:y="12.9cm">
          <draw:text-box>
            <text:p text:style-name="P3"><text:span text:style-name="T1">0</text:span></text:p>
          </draw:text-box>
        </draw:frame>
        <draw:line draw:style-name="gr13" draw:text-style-name="P2" draw:layer="layout" svg:x1="9.02cm" svg:y1="13cm" svg:x2="8.996cm" svg:y2="9.164cm">
          <text:p/>
        </draw:line>
        <draw:frame draw:style-name="gr14" draw:text-style-name="P4" draw:layer="layout" svg:width="1.155cm" svg:height="1.195cm" svg:x="4.29cm" svg:y="12.9cm">
          <draw:text-box>
            <text:p text:style-name="P3"><text:span text:style-name="T1">1</text:span></text:p>
          </draw:text-box>
        </draw:frame>
        <draw:frame draw:style-name="gr14" draw:text-style-name="P4" draw:layer="layout" svg:width="1.155cm" svg:height="1.195cm" svg:x="8.491cm" svg:y="12.901cm">
          <draw:text-box>
            <text:p text:style-name="P3"><text:span text:style-name="T1">2</text:span></text:p>
          </draw:text-box>
        </draw:frame>
        <draw:line draw:style-name="gr13" draw:text-style-name="P2" draw:layer="layout" svg:x1="12.989cm" svg:y1="13cm" svg:x2="13.013cm" svg:y2="10.752cm">
          <text:p/>
        </draw:line>
        <draw:frame draw:style-name="gr14" draw:text-style-name="P4" draw:layer="layout" svg:width="1.155cm" svg:height="1.195cm" svg:x="12.492cm" svg:y="12.902cm">
          <draw:text-box>
            <text:p text:style-name="P3"><text:span text:style-name="T1">3</text:span></text:p>
          </draw:text-box>
        </draw:frame>
        <draw:line draw:style-name="gr13" draw:text-style-name="P2" draw:layer="layout" svg:x1="4.764cm" svg:y1="13.024cm" svg:x2="4.785cm" svg:y2="6.078cm">
          <text:p/>
        </draw:line>
        <draw:line draw:style-name="gr13" draw:text-style-name="P2" draw:layer="layout" svg:x1="16.958cm" svg:y1="12.868cm" svg:x2="16.982cm" svg:y2="11.257cm">
          <text:p/>
        </draw:line>
        <draw:frame draw:style-name="gr14" draw:text-style-name="P4" draw:layer="layout" svg:width="1.155cm" svg:height="1.195cm" svg:x="16.293cm" svg:y="12.903cm">
          <draw:text-box>
            <text:p text:style-name="P3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4:40:04.246831542</meta:creation-date>
    <dc:date>2020-01-13T11:32:13.152767673</dc:date>
    <meta:editing-duration>PT21M36S</meta:editing-duration>
    <meta:editing-cycles>5</meta:editing-cycles>
    <meta:generator>LibreOffice/6.0.7.3$Linux_X86_64 LibreOffice_project/00m0$Build-3</meta:generator>
    <meta:document-statistic meta:object-count="102"/>
  </office:meta>
</office:document-meta>
</file>